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19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21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12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124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126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127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130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32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133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35" style:family="table-cell" style:parent-style-name="Default">
      <style:table-cell-properties fo:background-color="#b2b2b2"/>
    </style:style>
    <style:style style:name="ce136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7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38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39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40" style:family="table-cell" style:parent-style-name="Default">
      <style:table-cell-properties fo:background-color="#dee6ef"/>
    </style:style>
    <style:style style:name="ce141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42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43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145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146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147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49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Default" style:data-style-name="N104"/>
    <style:style style:name="ce15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53" style:family="table-cell" style:parent-style-name="Default" style:data-style-name="N104">
      <style:table-cell-properties fo:background-color="#b2b2b2"/>
    </style:style>
    <style:style style:name="ce15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5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5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5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5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59" style:family="table-cell" style:parent-style-name="Default" style:data-style-name="N104">
      <style:table-cell-properties fo:background-color="#dee6ef"/>
    </style:style>
    <style:style style:name="ce16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6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6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63" style:family="table-cell" style:parent-style-name="Default" style:data-style-name="N30"/>
    <style:style style:name="ce16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6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6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6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6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6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0" style:family="table-cell" style:parent-style-name="Default" style:data-style-name="N30">
      <style:table-cell-properties fo:background-color="#dee6ef"/>
    </style:style>
    <style:style style:name="ce171" style:family="table-cell" style:parent-style-name="Default" style:data-style-name="N37">
      <style:table-cell-properties fo:background-color="#dee6ef" fo:border="none"/>
    </style:style>
    <style:style style:name="ce17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7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74" style:family="table-cell" style:parent-style-name="Default">
      <style:table-cell-properties fo:background-color="#dee6ef" fo:border="none"/>
    </style:style>
    <style:style style:name="ce175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7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77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57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58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37"/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6491.01" calcext:value-type="currency">
            <text:p>£6,491.01</text:p>
          </table:table-cell>
          <table:table-cell table:style-name="ce116" office:value-type="date" office:date-value="2019-09-20" calcext:value-type="date">
            <text:p>20/09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419.82" calcext:value-type="currency">
            <text:p>£419.82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10241.35" calcext:value-type="currency">
            <text:p>£10,241.3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4"/>
          <table:table-cell office:value-type="string" calcext:value-type="string">
            <text:p>Need:</text:p>
          </table:table-cell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6862.6" calcext:value-type="currency">
            <text:p>£26,862.60</text:p>
          </table:table-cell>
          <table:table-cell table:style-name="ce178" office:value-type="date" office:date-value="2019-05-13" calcext:value-type="date">
            <text:p>13/05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 office:value-type="date" office:date-value="2019-02-08" calcext:value-type="date">
            <text:p>08/02/19</text:p>
          </table:table-cell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9002" calcext:value-type="currency">
            <text:p>£29,002.00</text:p>
          </table:table-cell>
          <table:table-cell table:style-name="ce180" office:value-type="date" office:date-value="2019-09-06" calcext:value-type="date">
            <text:p>06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594.63" calcext:value-type="currency">
            <text:p>£27,594.63</text:p>
          </table:table-cell>
          <table:table-cell table:style-name="ce180" office:value-type="date" office:date-value="2019-04-08" calcext:value-type="date">
            <text:p>08/04/19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249.83" calcext:value-type="currency">
            <text:p>£11,249.83</text:p>
          </table:table-cell>
          <table:table-cell table:style-name="ce180" office:value-type="date" office:date-value="2019-04-27" calcext:value-type="date">
            <text:p>27/04/19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44348874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356.66" calcext:value-type="currency">
            <text:p>£5,356.66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586.55" calcext:value-type="currency">
            <text:p>£22,586.55</text:p>
          </table:table-cell>
          <table:table-cell table:style-name="ce180" office:value-type="date" office:date-value="2019-05-24" calcext:value-type="date">
            <text:p>24/05/19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319.06" calcext:value-type="currency">
            <text:p>£9,319.06</text:p>
          </table:table-cell>
          <table:table-cell table:style-name="ce180" office:value-type="date" office:date-value="2018-11-04" calcext:value-type="date">
            <text:p>04/11/18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101.91" calcext:value-type="currency">
            <text:p>£8,101.91</text:p>
          </table:table-cell>
          <table:table-cell table:style-name="ce180" office:value-type="date" office:date-value="2018-11-14" calcext:value-type="date">
            <text:p>14/11/18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19" calcext:value-type="date">
            <text:p>19/04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03" calcext:value-type="date">
            <text:p>03/05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31" calcext:value-type="date">
            <text:p>31/05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9995232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35.18" calcext:value-type="currency">
            <text:p>£335.18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2.84" calcext:value-type="currency">
            <text:p>£13,592.84</text:p>
          </table:table-cell>
          <table:table-cell table:style-name="ce180" office:value-type="date" office:date-value="2018-11-08" calcext:value-type="date">
            <text:p>08/11/18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01" calcext:value-type="date">
            <text:p>01/06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995.26" calcext:value-type="currency">
            <text:p>£9,995.26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14" calcext:value-type="date">
            <text:p>14/06/19</text:p>
          </table:table-cell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759.9" calcext:value-type="currency">
            <text:p>£1,759.90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2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9:.D46])" office:value-type="currency" office:currency="GBP" office:value="186149.77" calcext:value-type="currency">
            <text:p>£186,149.77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7098.03" calcext:value-type="currency">
            <text:p>£7,098.03</text:p>
          </table:table-cell>
          <table:table-cell table:style-name="ce180" office:value-type="date" office:date-value="2019-10-26" calcext:value-type="date">
            <text:p>26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6677.05" calcext:value-type="currency">
            <text:p>£16,677.05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6189.94" calcext:value-type="currency">
            <text:p>£6,189.94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25196.51" calcext:value-type="currency">
            <text:p>£25,196.51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2268.79" calcext:value-type="currency">
            <text:p>£22,268.79</text:p>
          </table:table-cell>
          <table:table-cell table:style-name="ce180" office:value-type="date" office:date-value="2019-09-01" calcext:value-type="date">
            <text:p>01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181.19" calcext:value-type="currency">
            <text:p>£33,181.19</text:p>
          </table:table-cell>
          <table:table-cell table:style-name="ce182" office:value-type="date" office:date-value="2019-04-05" calcext:value-type="date">
            <text:p>05/04/19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59])" office:value-type="currency" office:currency="GBP" office:value="614379.91" calcext:value-type="currency">
            <text:p>£614,379.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8/10/19</text:p>
          </table:table-cell>
          <table:table-cell table:style-name="ce112" table:formula="of:=[.D61]+[.D10]" office:value-type="currency" office:currency="GBP" office:value="624621.26" calcext:value-type="currency">
            <text:p>£624,621.2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rt out ISA 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7:53:13.852392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2.2$Linux_X86_64 LibreOffice_project/30$Build-2</meta:generator>
    <dc:date>2019-11-10T09:50:12.442100380</dc:date>
    <meta:editing-duration>PT2H49M27S</meta:editing-duration>
    <meta:editing-cycles>21</meta:editing-cycles>
    <meta:document-statistic meta:table-count="1" meta:cell-count="346" meta:object-count="0"/>
  </office:meta>
</office:document-meta>
</file>